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intervalle.h&gt;</text:p>
      <text:p text:style-name="Standard">on veut établir un système pour donner l'ordre des string. Il faut respecter cet ordre.</text:p>
      <text:p text:style-name="Standard">-a <text:s/>b c d e ...o </text:p>
      <text:p text:style-name="Standard">-aa ab … ao</text:p>
      <text:p text:style-name="Standard">-ba bb … bo</text:p>
      <text:p text:style-name="Standard">-ca cb … co</text:p>
      <text:p text:style-name="Standard">…</text:p>
      <text:p text:style-name="Standard">-oa ob … oo</text:p>
      <text:p text:style-name="Standard">-aaa <text:s/>aab … aao</text:p>
      <text:p text:style-name="Standard">….......</text:p>
      <text:p text:style-name="Standard"/>
      <text:p text:style-name="Standard">On considère que a=1, b=2, ...o =15. On est obligé d'introduire un symbole qui vaut 0. </text:p>
      <text:p text:style-name="Standard"/>
      <text:p text:style-name="Standard">char* intervalle(char* index, int taille) ; va renvoyer une chaîne qui est après index, avec un décalage de « taille ». C'est pour mettre à jour l'indice quand un intervalle est distribué. </text:p>
      <text:p text:style-name="Standard"/>
      <text:p text:style-name="Standard"/>
      <text:p text:style-name="Standard">Version non-multi thread</text:p>
      <text:p text:style-name="Standard"/>
      <text:p text:style-name="Standard">Le maître envoie le mot de passe, la taille de l'intervalle. Il distribue à chaque esclave un intervalle. Le maître sauvegarde une indice pour noter on est jusqu'à où. Ensuite, il écoute les résultats <text:s/>retournés de tous les esclaves. Une fois il a reçu un résultat positif, il va tuer tous les esclaves.</text:p>
      <text:p text:style-name="Standard"/>
      <text:p text:style-name="Standard">Pour la synchronisation, quand le maître reçoit une demande du nouvel intervalle, il faut noter le pid de cet esclave, et puis lui renvoyer le nouvel intervalle.</text:p>
      <text:p text:style-name="Standard"/>
      <text:p text:style-name="Standard">Le schéma de la communication entre le maître et un esclave est sur la photo ^^ <text:s/>.</text:p>
      <text:p text:style-name="Standard"/>
      <text:p text:style-name="Standard">Version multi thread</text:p>
      <text:p text:style-name="Standard"/>
      <text:p text:style-name="Standard">De la coté du maître, il n'y a pas de changement. Mais pour un esclave, quand il a reçu un intervalle, il va découper cet intervalle en plus petit bloc pour ses threads. Les threads cherchent le mot de passe dans leurs propres bloc, et renvoie le résultat. Quand l'esclave distribue les sous -intervalle, il note l'indice. Quand il est au milieu de cet intervalle, il envoie une demande au maître. Lorsque un thread trouve le mot de passe, il renvoie au thread principal, et le thread principal dit au maître que c'est trouvé. </text:p>
      <text:p text:style-name="Standard"/>
      <text:p text:style-name="Standard">Un grand problème : pour la taille de l'intervalle de chaque esclave, et celle de chaque thread, c'est pas facile à décider. L'algorithme est pas parfait pour calculer la tailler à partir du nombre de processus et la longueur maximale du mot de passe. Parfois, si la taille est plus grande, (c'est-à-dire moins parallèle), le temps d'exécution est beaucoup moins important. Si la longueur maximale du mot de passe incrémente 1, les possibilités augmentent beaucoup plus. On peut pas stocker le nombre de possibilités dans un int, même long long int. Il faut une algo prop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HAO Zhe</meta:initial-creator>
    <meta:creation-date>2013-10-29T17:13:21</meta:creation-date>
    <dc:date>2013-10-29T19:18:34</dc:date>
    <dc:creator>ZHAO Zhe</dc:creator>
    <meta:editing-duration>PT17M46S</meta:editing-duration>
    <meta:editing-cycles>1</meta:editing-cycles>
    <meta:document-statistic meta:table-count="0" meta:image-count="0" meta:object-count="0" meta:page-count="1" meta:paragraph-count="19" meta:word-count="385" meta:character-count="2154" meta:non-whitespace-character-count="1779"/>
    <meta:generator>LibreOffice/3.5$Linux_x86 LibreOffice_project/350m1$Build-2</meta:generator>
  </office:meta>
</office:document-meta>
</file>